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10"/>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1"/>
    <style:style style:name="P22" style:family="paragraph" style:parent-style-name="Text_20_body" style:list-style-name="L11">
      <style:paragraph-properties fo:margin-top="0cm" fo:margin-bottom="0cm" style:contextual-spacing="false"/>
    </style:style>
    <style:style style:name="P23" style:family="paragraph" style:parent-style-name="Text_20_body" style:list-style-name="L12"/>
    <style:style style:name="P24" style:family="paragraph" style:parent-style-name="Text_20_body" style:list-style-name="L12">
      <style:paragraph-properties fo:margin-top="0cm" fo:margin-bottom="0cm" style:contextual-spacing="false"/>
    </style:style>
    <style:style style:name="P25" style:family="paragraph" style:parent-style-name="Text_20_body" style:list-style-name="L13"/>
    <style:style style:name="P26" style:family="paragraph" style:parent-style-name="Text_20_body" style:list-style-name="L13">
      <style:paragraph-properties fo:margin-top="0cm" fo:margin-bottom="0cm" style:contextual-spacing="false"/>
    </style:style>
    <style:style style:name="P27" style:family="paragraph" style:parent-style-name="Text_20_body" style:list-style-name="L14"/>
    <style:style style:name="P28" style:family="paragraph" style:parent-style-name="Text_20_body" style:list-style-name="L14">
      <style:paragraph-properties fo:margin-top="0cm" fo:margin-bottom="0cm" style:contextual-spacing="false"/>
    </style:style>
    <style:style style:name="P29" style:family="paragraph" style:parent-style-name="Text_20_body" style:list-style-name="L15"/>
    <style:style style:name="P30" style:family="paragraph" style:parent-style-name="Text_20_body" style:list-style-name="L15">
      <style:paragraph-properties fo:margin-top="0cm" fo:margin-bottom="0cm" style:contextual-spacing="false"/>
    </style:style>
    <style:style style:name="P31" style:family="paragraph" style:parent-style-name="Text_20_body" style:list-style-name="L16"/>
    <style:style style:name="P32" style:family="paragraph" style:parent-style-name="Text_20_body" style:list-style-name="L16">
      <style:paragraph-properties fo:margin-top="0cm" fo:margin-bottom="0cm" style:contextual-spacing="false"/>
    </style:style>
    <style:style style:name="P33" style:family="paragraph" style:parent-style-name="Text_20_body" style:list-style-name="L17"/>
    <style:style style:name="P34" style:family="paragraph" style:parent-style-name="Text_20_body" style:list-style-name="L17">
      <style:paragraph-properties fo:margin-top="0cm" fo:margin-bottom="0cm" style:contextual-spacing="false"/>
    </style:style>
    <style:style style:name="P35" style:family="paragraph" style:parent-style-name="Text_20_body" style:list-style-name="L18"/>
    <style:style style:name="P36" style:family="paragraph" style:parent-style-name="Text_20_body" style:list-style-name="L18">
      <style:paragraph-properties fo:margin-top="0cm" fo:margin-bottom="0cm" style:contextual-spacing="false"/>
    </style:style>
    <style:style style:name="P37" style:family="paragraph" style:parent-style-name="Text_20_body" style:list-style-name="L19"/>
    <style:style style:name="P38" style:family="paragraph" style:parent-style-name="Text_20_body" style:list-style-name="L19">
      <style:paragraph-properties fo:margin-top="0cm" fo:margin-bottom="0cm" style:contextual-spacing="false"/>
    </style:style>
    <style:style style:name="P39" style:family="paragraph" style:parent-style-name="Text_20_body" style:list-style-name="L20"/>
    <style:style style:name="P40" style:family="paragraph" style:parent-style-name="Text_20_body" style:list-style-name="L20">
      <style:paragraph-properties fo:margin-top="0cm" fo:margin-bottom="0cm" style:contextual-spacing="false"/>
    </style:style>
    <style:style style:name="P41" style:family="paragraph" style:parent-style-name="Text_20_body" style:list-style-name="L21"/>
    <style:style style:name="P42" style:family="paragraph" style:parent-style-name="Text_20_body" style:list-style-name="L21">
      <style:paragraph-properties fo:margin-top="0cm" fo:margin-bottom="0cm" style:contextual-spacing="false"/>
    </style:style>
    <style:style style:name="P43" style:family="paragraph" style:parent-style-name="Text_20_body" style:list-style-name="L22"/>
    <style:style style:name="P44" style:family="paragraph" style:parent-style-name="Text_20_body" style:list-style-name="L22">
      <style:paragraph-properties fo:margin-top="0cm" fo:margin-bottom="0cm" style:contextual-spacing="false"/>
    </style:style>
    <style:style style:name="P45" style:family="paragraph" style:parent-style-name="Text_20_body" style:list-style-name="L23"/>
    <style:style style:name="P46" style:family="paragraph" style:parent-style-name="Text_20_body" style:list-style-name="L23">
      <style:paragraph-properties fo:margin-top="0cm" fo:margin-bottom="0cm" style:contextual-spacing="false"/>
    </style:style>
    <style:style style:name="P47" style:family="paragraph" style:parent-style-name="Text_20_body" style:list-style-name="L24"/>
    <style:style style:name="P48" style:family="paragraph" style:parent-style-name="Text_20_body" style:list-style-name="L24">
      <style:paragraph-properties fo:margin-top="0cm" fo:margin-bottom="0cm" style:contextual-spacing="false"/>
    </style:style>
    <style:style style:name="P49" style:family="paragraph" style:parent-style-name="Text_20_body" style:list-style-name="L25"/>
    <style:style style:name="P50" style:family="paragraph" style:parent-style-name="Text_20_body" style:list-style-name="L25">
      <style:paragraph-properties fo:margin-top="0cm" fo:margin-bottom="0cm" style:contextual-spacing="false"/>
    </style:style>
    <style:style style:name="P51" style:family="paragraph" style:parent-style-name="Text_20_body" style:list-style-name="L26"/>
    <style:style style:name="P52" style:family="paragraph" style:parent-style-name="Text_20_body" style:list-style-name="L26">
      <style:paragraph-properties fo:margin-top="0cm" fo:margin-bottom="0cm" style:contextual-spacing="false"/>
    </style:style>
    <style:style style:name="P53" style:family="paragraph" style:parent-style-name="Text_20_body" style:list-style-name="L27"/>
    <style:style style:name="P54" style:family="paragraph" style:parent-style-name="Text_20_body" style:list-style-name="L27">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Slide 1: Introduction to IoT and 5G</text:span></text:h>
      <text:p text:style-name="Text_20_body"><text:span text:style-name="Strong_20_Emphasis">Title:</text:span> <text:span text:style-name="Emphasis">Internet of Things (IoT) for Next-Generation Smart Systems</text:span></text:p>
      <text:list text:style-name="L1">
        <text:list-item>
          <text:p text:style-name="P2"><text:span text:style-name="Strong_20_Emphasis">Key Points:</text:span></text:p>
          <text:list>
            <text:list-item>
              <text:p text:style-name="P2">IoT and 5G will revolutionize connectivity with applications like smart cities, e-health, and autonomous cars.</text:p>
            </text:list-item>
            <text:list-item>
              <text:p text:style-name="P2">Need for high data-rates, low latency, and seamless interconnectivity.</text:p>
            </text:list-item>
            <text:list-item>
              <text:p text:style-name="P2">The aim is to achieve plug-and-play technology for end-user ease.</text:p>
            </text:list-item>
          </text:list>
        </text:list-item>
        <text:list-item>
          <text:p text:style-name="P1"><text:span text:style-name="Strong_20_Emphasis">Suggested Image:</text:span> The block diagram in Fig. 1 showing smart applications​.</text:p>
        </text:list-item>
      </text:list>
      <text:p text:style-name="Horizontal_20_Line"/>
      <text:h text:style-name="Heading_20_3" text:outline-level="3"><text:span text:style-name="Strong_20_Emphasis">Slide 2: IoT Vision – Anytime, Anywhere, Anything</text:span></text:h>
      <text:list text:style-name="L2">
        <text:list-item>
          <text:p text:style-name="P4"><text:span text:style-name="Strong_20_Emphasis">Key Points:</text:span></text:p>
          <text:list>
            <text:list-item>
              <text:p text:style-name="P4">Kevin Ashton coined the term IoT, emphasizing "smartness" in devices.</text:p>
            </text:list-item>
            <text:list-item>
              <text:p text:style-name="P4">IoT’s vision is categorized into Internet-oriented, Things-oriented, and Knowledge-oriented.</text:p>
            </text:list-item>
            <text:list-item>
              <text:p text:style-name="P4">The future of IoT promises connectivity for everything, anywhere.</text:p>
            </text:list-item>
          </text:list>
        </text:list-item>
        <text:list-item>
          <text:p text:style-name="P3"><text:span text:style-name="Strong_20_Emphasis">Suggested Image:</text:span> IoT benefits illustration​.</text:p>
        </text:list-item>
      </text:list>
      <text:p text:style-name="Horizontal_20_Line"/>
      <text:h text:style-name="Heading_20_3" text:outline-level="3"><text:span text:style-name="Strong_20_Emphasis">Slide 3: IoT Architecture</text:span></text:h>
      <text:list text:style-name="L3">
        <text:list-item>
          <text:p text:style-name="P6"><text:span text:style-name="Strong_20_Emphasis">Key Points:</text:span></text:p>
          <text:list>
            <text:list-item>
              <text:p text:style-name="P6">IoT architecture is based on three components: Hardware, Middleware, and Presentation Layer.</text:p>
            </text:list-item>
            <text:list-item>
              <text:p text:style-name="P6">Current research focuses on scalability, energy efficiency, and secure connectivity.</text:p>
            </text:list-item>
            <text:list-item>
              <text:p text:style-name="P6">Efforts are being made to develop energy-efficient architectures and routing protocols.</text:p>
            </text:list-item>
          </text:list>
        </text:list-item>
        <text:list-item>
          <text:p text:style-name="P5"><text:span text:style-name="Strong_20_Emphasis">Suggested Image:</text:span> IoT system architecture​.</text:p>
        </text:list-item>
      </text:list>
      <text:p text:style-name="Horizontal_20_Line"/>
      <text:h text:style-name="Heading_20_3" text:outline-level="3"><text:span text:style-name="Strong_20_Emphasis">Slide 4: IoT Opportunities and Global Projects</text:span></text:h>
      <text:list text:style-name="L4">
        <text:list-item>
          <text:p text:style-name="P8"><text:span text:style-name="Strong_20_Emphasis">Key Points:</text:span></text:p>
          <text:list>
            <text:list-item>
              <text:p text:style-name="P8">IoT is transforming business strategies across industries like healthcare, transportation, and logistics.</text:p>
            </text:list-item>
            <text:list-item>
              <text:p text:style-name="P8">Notable projects in Canada (smart cities), Brazil (smart grid), and China (IoT industrial standards).</text:p>
            </text:list-item>
            <text:list-item>
              <text:p text:style-name="P8">European Union supports 33 IoT projects, driving research on security, scalability, and reliability.</text:p>
            </text:list-item>
          </text:list>
        </text:list-item>
        <text:list-item>
          <text:p text:style-name="P7"><text:span text:style-name="Strong_20_Emphasis">Suggested Image:</text:span> Highlighting IoT-enabled smart cities in Fig. 1(b)​.</text:p>
        </text:list-item>
      </text:list>
      <text:p text:style-name="Horizontal_20_Line"/>
      <text:h text:style-name="Heading_20_3" text:outline-level="3"><text:span text:style-name="Strong_20_Emphasis">Slide 5: 5G Enabled IoT - Global Initiatives</text:span></text:h>
      <text:list text:style-name="L5">
        <text:list-item>
          <text:p text:style-name="P10"><text:span text:style-name="Strong_20_Emphasis">Key Points:</text:span></text:p>
          <text:list>
            <text:list-item>
              <text:p text:style-name="P10"><text:soft-page-break/>5G is essential for the widespread deployment of IoT, supporting massive connectivity and low-latency communication.</text:p>
            </text:list-item>
            <text:list-item>
              <text:p text:style-name="P10">Various initiatives for 5G across the globe: IMT’s research since 2013 and spectrum allocations.</text:p>
            </text:list-item>
            <text:list-item>
              <text:p text:style-name="P10">5G Americas suggest using a combination of low-, mid-, and high-band spectrum for optimal deployment.</text:p>
            </text:list-item>
          </text:list>
        </text:list-item>
        <text:list-item>
          <text:p text:style-name="P9"><text:span text:style-name="Strong_20_Emphasis">Suggested Image:</text:span> Global spectrum comparison table​.</text:p>
        </text:list-item>
      </text:list>
      <text:p text:style-name="Horizontal_20_Line"/>
      <text:h text:style-name="Heading_20_3" text:outline-level="3"><text:span text:style-name="Strong_20_Emphasis">Slide 6: Key Technologies Enabling 5G IoT</text:span></text:h>
      <text:list text:style-name="L6">
        <text:list-item>
          <text:p text:style-name="P12"><text:span text:style-name="Strong_20_Emphasis">Key Points:</text:span></text:p>
          <text:list>
            <text:list-item>
              <text:p text:style-name="P12">Carrier aggregation, massive MIMO (M-MIMO), device-to-device (D2D) communications.</text:p>
            </text:list-item>
            <text:list-item>
              <text:p text:style-name="P12">Coordination techniques like CoMP improve connectivity, especially at cell edges.</text:p>
            </text:list-item>
            <text:list-item>
              <text:p text:style-name="P12">Heterogeneous Networks (HetNets) ensure energy efficiency and high throughput.</text:p>
            </text:list-item>
          </text:list>
        </text:list-item>
        <text:list-item>
          <text:p text:style-name="P11"><text:span text:style-name="Strong_20_Emphasis">Suggested Image:</text:span> Wireless technologies comparison table​.</text:p>
        </text:list-item>
      </text:list>
      <text:p text:style-name="Horizontal_20_Line"/>
      <text:h text:style-name="Heading_20_3" text:outline-level="3"><text:span text:style-name="Strong_20_Emphasis">Slide 7: 5G IoT and Artificial Intelligence</text:span></text:h>
      <text:list text:style-name="L7">
        <text:list-item>
          <text:p text:style-name="P14"><text:span text:style-name="Strong_20_Emphasis">Key Points:</text:span></text:p>
          <text:list>
            <text:list-item>
              <text:p text:style-name="P14">AI plays a key role in optimizing IoT networks, enabling applications like virtual assistants, healthcare diagnostics, and smart transportation.</text:p>
            </text:list-item>
            <text:list-item>
              <text:p text:style-name="P14">AI helps in big data analysis, intelligent decision-making, and network self-optimization.</text:p>
            </text:list-item>
            <text:list-item>
              <text:p text:style-name="P14">Future AI-driven 5G applications include smart healthcare systems and autonomous vehicles.</text:p>
            </text:list-item>
          </text:list>
        </text:list-item>
        <text:list-item>
          <text:p text:style-name="P13"><text:span text:style-name="Strong_20_Emphasis">Suggested Image:</text:span> Diagram of AI applications in 5G​.</text:p>
        </text:list-item>
      </text:list>
      <text:p text:style-name="Horizontal_20_Line"/>
      <text:h text:style-name="Heading_20_3" text:outline-level="3"><text:span text:style-name="Strong_20_Emphasis">Slide 8: Challenges for 5G IoT</text:span></text:h>
      <text:list text:style-name="L8">
        <text:list-item>
          <text:p text:style-name="P16"><text:span text:style-name="Strong_20_Emphasis">Key Points:</text:span></text:p>
          <text:list>
            <text:list-item>
              <text:p text:style-name="P16">Balancing connectivity and security, especially for sensitive applications like healthcare.</text:p>
            </text:list-item>
            <text:list-item>
              <text:p text:style-name="P16">Scaling to support billions of devices while maintaining energy efficiency.</text:p>
            </text:list-item>
            <text:list-item>
              <text:p text:style-name="P16">Ensuring flexibility for different network configurations and real-time data processing.</text:p>
            </text:list-item>
          </text:list>
        </text:list-item>
        <text:list-item>
          <text:p text:style-name="P15"><text:span text:style-name="Strong_20_Emphasis">Suggested Image:</text:span> IoT security and privacy concerns​.</text:p>
        </text:list-item>
      </text:list>
      <text:p text:style-name="Horizontal_20_Line"/>
      <text:h text:style-name="Heading_20_3" text:outline-level="3"><text:span text:style-name="Strong_20_Emphasis">Slide 9: Future Prospects and Conclusion</text:span></text:h>
      <text:list text:style-name="L9">
        <text:list-item>
          <text:p text:style-name="P18"><text:span text:style-name="Strong_20_Emphasis">Key Points:</text:span></text:p>
          <text:list>
            <text:list-item>
              <text:p text:style-name="P18">IoT and 5G integration will enable future innovations in industries, improving efficiency and reducing costs.</text:p>
            </text:list-item>
            <text:list-item>
              <text:p text:style-name="P18"><text:soft-page-break/>AI and machine learning will provide new ways to manage big data and optimize networks.</text:p>
            </text:list-item>
            <text:list-item>
              <text:p text:style-name="P18">Continuous research on security, scalability, and energy efficiency is necessary for the future of 5G IoT.</text:p>
            </text:list-item>
          </text:list>
        </text:list-item>
        <text:list-item>
          <text:p text:style-name="P17"><text:span text:style-name="Strong_20_Emphasis">Suggested Image:</text:span> Future 5G initiatives and challenges​.</text:p>
        </text:list-item>
      </text:list>
      <text:p text:style-name="Horizontal_20_Line"/>
      <text:p text:style-name="Text_20_body">This outline captures the core sections from the document, mapping each to corresponding slides. Each slide should have visually engaging images related to the content from the document's figures and tables.</text:p>
      <text:h text:style-name="Heading_20_5" text:outline-level="5">Şunu dedin:</text:h>
      <text:p text:style-name="Text_20_body">detail all key points</text:p>
      <text:h text:style-name="Heading_20_6" text:outline-level="6">ChatGPT:</text:h>
      <text:p text:style-name="Text_20_body"><draw:frame draw:style-name="fr1" draw:name="Görüntü1" text:anchor-type="as-char" svg:width="1.693cm" svg:height="1.693cm" draw:z-index="0"><draw:image xlink:href="https://files.oaiusercontent.com/file-EepVyw12XfLuBs2GljbAVevT?se=2124-05-03T15%3A19%3A31Z&amp;sp=r&amp;sv=2023-11-03&amp;sr=b&amp;rscc=max-age%3D1209600%2C%20immutable&amp;rscd=attachment%3B%20filename%3DCleanShot%25202024-05-27%2520at%252017.19.10%25402x.png&amp;sig=2QL/47mjcjpP4S8iizCuak/oGMTJOm4b4E56Kh/H%2BXc%3D" xlink:type="simple" xlink:show="embed" xlink:actuate="onLoad"/><svg:title>GPT</svg:title></draw:frame></text:p>
      <text:p text:style-name="Text_20_body">Below is a detailed breakdown of key points for each section, expanding on the main concepts covered in the document. Each slide captures critical details about IoT, 5G technologies, and their implications for future smart systems.</text:p>
      <text:p text:style-name="Horizontal_20_Line"/>
      <text:h text:style-name="Heading_20_3" text:outline-level="3"><text:span text:style-name="Strong_20_Emphasis">Slide 1: Introduction to IoT and 5G</text:span></text:h>
      <text:p text:style-name="Text_20_body"><text:span text:style-name="Strong_20_Emphasis">Title:</text:span> <text:span text:style-name="Emphasis">Internet of Things (IoT) for Next-Generation Smart Systems</text:span></text:p>
      <text:list text:style-name="L10">
        <text:list-item>
          <text:p text:style-name="P20"><text:span text:style-name="Strong_20_Emphasis">IoT's Impact:</text:span> IoT has become essential across industries due to its ability to interconnect devices and enable seamless communication.</text:p>
        </text:list-item>
        <text:list-item>
          <text:p text:style-name="P20"><text:span text:style-name="Strong_20_Emphasis">Key Applications:</text:span> IoT applications like smart environments, autonomous vehicles, e-health, and smart homes require high bandwidth, low latency, and robust data transfer rates.</text:p>
        </text:list-item>
        <text:list-item>
          <text:p text:style-name="P20"><text:span text:style-name="Strong_20_Emphasis">Role of 5G:</text:span> Fifth-generation cellular networks are crucial for enabling these next-generation IoT scenarios. 5G's role is to support massive connectivity, higher data rates, and ultra-low latency.</text:p>
        </text:list-item>
        <text:list-item>
          <text:p text:style-name="P19"><text:span text:style-name="Strong_20_Emphasis">Future Vision:</text:span> IoT aims for a plug-and-play experience, allowing users to remotely access and control systems efficiently.</text:p>
        </text:list-item>
      </text:list>
      <text:p text:style-name="Horizontal_20_Line"/>
      <text:h text:style-name="Heading_20_3" text:outline-level="3"><text:span text:style-name="Strong_20_Emphasis">Slide 2: IoT Vision – Anytime, Anywhere, Anything</text:span></text:h>
      <text:list text:style-name="L11">
        <text:list-item>
          <text:p text:style-name="P22"><text:span text:style-name="Strong_20_Emphasis">Origin of IoT:</text:span> The term “IoT” was coined by Kevin Ashton in 1999. IoT’s vision is to enable communication between devices, creating smarter systems.</text:p>
        </text:list-item>
        <text:list-item>
          <text:p text:style-name="P22"><text:span text:style-name="Strong_20_Emphasis">Three Main Visions:</text:span></text:p>
          <text:list>
            <text:list-item>
              <text:p text:style-name="P22"><text:span text:style-name="Strong_20_Emphasis">Internet-Oriented:</text:span> Focuses on connectivity and data transmission between devices.</text:p>
            </text:list-item>
            <text:list-item>
              <text:p text:style-name="P22"><text:span text:style-name="Strong_20_Emphasis">Things-Oriented:</text:span> Deals with smart objects, which are uniquely addressable and capable of autonomous communication.</text:p>
            </text:list-item>
            <text:list-item>
              <text:p text:style-name="P22"><text:soft-page-break/><text:span text:style-name="Strong_20_Emphasis">Knowledge-Oriented:</text:span> Represents how data from devices is stored, organized, and used for intelligent decision-making.</text:p>
            </text:list-item>
          </text:list>
        </text:list-item>
        <text:list-item>
          <text:p text:style-name="P21"><text:span text:style-name="Strong_20_Emphasis">Goal of IoT:</text:span> The ultimate goal is to allow smart devices to connect and communicate from anywhere, at any time, and with anything.</text:p>
        </text:list-item>
      </text:list>
      <text:p text:style-name="Horizontal_20_Line"/>
      <text:h text:style-name="Heading_20_3" text:outline-level="3"><text:span text:style-name="Strong_20_Emphasis">Slide 3: IoT Architecture</text:span></text:h>
      <text:list text:style-name="L12">
        <text:list-item>
          <text:p text:style-name="P24"><text:span text:style-name="Strong_20_Emphasis">Components of IoT Architecture:</text:span></text:p>
          <text:list>
            <text:list-item>
              <text:p text:style-name="P24"><text:span text:style-name="Strong_20_Emphasis">Hardware:</text:span> Includes sensors, embedded systems, and interfaces that enable communication.</text:p>
            </text:list-item>
            <text:list-item>
              <text:p text:style-name="P24"><text:span text:style-name="Strong_20_Emphasis">Middleware:</text:span> Acts as the management layer, handling data storage, analysis, and transmission.</text:p>
            </text:list-item>
            <text:list-item>
              <text:p text:style-name="P24"><text:span text:style-name="Strong_20_Emphasis">Presentation Layer:</text:span> Ensures that data is displayed in a user-friendly format, adaptable for different platforms.</text:p>
            </text:list-item>
          </text:list>
        </text:list-item>
        <text:list-item>
          <text:p text:style-name="P24"><text:span text:style-name="Strong_20_Emphasis">Challenges and Research:</text:span></text:p>
          <text:list>
            <text:list-item>
              <text:p text:style-name="P24">IoT architecture must address scalability, energy efficiency, and security challenges.</text:p>
            </text:list-item>
            <text:list-item>
              <text:p text:style-name="P24">Research focuses on multi-hop routing protocols to cover large areas, energy-efficient protocols, and solutions like 6LoWPAN for network expansion.</text:p>
            </text:list-item>
            <text:list-item>
              <text:p text:style-name="P23">Security is a key challenge, with ongoing efforts to develop efficient cryptographic protocols for secure communication.</text:p>
            </text:list-item>
          </text:list>
        </text:list-item>
      </text:list>
      <text:p text:style-name="Horizontal_20_Line"/>
      <text:h text:style-name="Heading_20_3" text:outline-level="3"><text:span text:style-name="Strong_20_Emphasis">Slide 4: IoT Opportunities and Global Projects</text:span></text:h>
      <text:list text:style-name="L13">
        <text:list-item>
          <text:p text:style-name="P26"><text:span text:style-name="Strong_20_Emphasis">Business and Research Opportunities:</text:span> IoT presents vast opportunities for businesses to create new models and for researchers to explore cross-disciplinary innovations in technology and humanities.</text:p>
        </text:list-item>
        <text:list-item>
          <text:p text:style-name="P26"><text:span text:style-name="Strong_20_Emphasis">Global Projects:</text:span> Various nations have already implemented smart IoT projects:</text:p>
          <text:list>
            <text:list-item>
              <text:p text:style-name="P26"><text:span text:style-name="Strong_20_Emphasis">Canada:</text:span> Smart cities projects.</text:p>
            </text:list-item>
            <text:list-item>
              <text:p text:style-name="P26"><text:span text:style-name="Strong_20_Emphasis">China:</text:span> A $100 million investment in IoT industrial standards and technologies in Shanghai.</text:p>
            </text:list-item>
            <text:list-item>
              <text:p text:style-name="P26"><text:span text:style-name="Strong_20_Emphasis">Brazil:</text:span> Smart-grid systems.</text:p>
            </text:list-item>
          </text:list>
        </text:list-item>
        <text:list-item>
          <text:p text:style-name="P26"><text:span text:style-name="Strong_20_Emphasis">European Initiatives:</text:span> The European Union is funding 33 IoT projects aimed at developing interoperable and scalable IoT architectures.</text:p>
        </text:list-item>
        <text:list-item>
          <text:p text:style-name="P25"><text:span text:style-name="Strong_20_Emphasis">Key Benefit:</text:span> IoT improves infrastructure, urbanization, health services, and economic growth, offering significant advantages in urban planning and personal convenience.</text:p>
        </text:list-item>
      </text:list>
      <text:p text:style-name="Horizontal_20_Line"/>
      <text:h text:style-name="Heading_20_3" text:outline-level="3"><text:span text:style-name="Strong_20_Emphasis">Slide 5: 5G Enabled IoT - Global Initiatives</text:span></text:h>
      <text:list text:style-name="L14">
        <text:list-item>
          <text:p text:style-name="P28"><text:span text:style-name="Strong_20_Emphasis">Role of 5G in IoT:</text:span> 5G technology is crucial for IoT applications, offering solutions for high data rates, wide coverage, and real-time communication.</text:p>
        </text:list-item>
        <text:list-item>
          <text:p text:style-name="P28"><text:span text:style-name="Strong_20_Emphasis">Global 5G Initiatives:</text:span></text:p>
          <text:list>
            <text:list-item>
              <text:p text:style-name="P28">International Mobile Telecommunications (IMT) began research in 2013 and standardization in 2016.</text:p>
            </text:list-item>
            <text:list-item>
              <text:p text:style-name="P28"><text:soft-page-break/>The 3rd Generation Partnership Project (3GPP) is responsible for 5G Radio Access Network (RAN) standards.</text:p>
            </text:list-item>
            <text:list-item>
              <text:p text:style-name="P28">Spectrum allocations are crucial, with multiple bands (low, mid, and high) supporting different IoT use cases.</text:p>
            </text:list-item>
          </text:list>
        </text:list-item>
        <text:list-item>
          <text:p text:style-name="P27"><text:span text:style-name="Strong_20_Emphasis">5G and Spectrum Needs:</text:span> A balanced combination of different spectrum bands will ensure that diverse 5G IoT applications are supported, from smart homes to autonomous vehicles.</text:p>
        </text:list-item>
      </text:list>
      <text:p text:style-name="Horizontal_20_Line"/>
      <text:h text:style-name="Heading_20_3" text:outline-level="3"><text:span text:style-name="Strong_20_Emphasis">Slide 6: Key Technologies Enabling 5G IoT</text:span></text:h>
      <text:list text:style-name="L15">
        <text:list-item>
          <text:p text:style-name="P30"><text:span text:style-name="Strong_20_Emphasis">Carrier Aggregation:</text:span> Aggregates multiple frequency bands to increase bandwidth, providing faster data rates and reducing congestion in networks.</text:p>
        </text:list-item>
        <text:list-item>
          <text:p text:style-name="P30"><text:span text:style-name="Strong_20_Emphasis">Massive MIMO (M-MIMO):</text:span> Uses a large number of antennas to transmit multiple data streams, improving data capacity and network reliability.</text:p>
        </text:list-item>
        <text:list-item>
          <text:p text:style-name="P30"><text:span text:style-name="Strong_20_Emphasis">Coordinated Multipoint (CoMP):</text:span> Enhances data reception at the cell edges by coordinating multiple base stations, reducing interference and improving signal strength.</text:p>
        </text:list-item>
        <text:list-item>
          <text:p text:style-name="P30"><text:span text:style-name="Strong_20_Emphasis">Device-to-Device (D2D) Communication:</text:span> Allows devices to communicate directly without passing through a base station, enhancing the efficiency of short-range IoT networks.</text:p>
        </text:list-item>
        <text:list-item>
          <text:p text:style-name="P29"><text:span text:style-name="Strong_20_Emphasis">Heterogeneous Networks (HetNets):</text:span> Mix of different types of cells (macro, micro, femto) to improve coverage and data capacity while maintaining energy efficiency.</text:p>
        </text:list-item>
      </text:list>
      <text:p text:style-name="Horizontal_20_Line"/>
      <text:h text:style-name="Heading_20_3" text:outline-level="3"><text:span text:style-name="Strong_20_Emphasis">Slide 7: 5G IoT and Artificial Intelligence</text:span></text:h>
      <text:list text:style-name="L16">
        <text:list-item>
          <text:p text:style-name="P32"><text:span text:style-name="Strong_20_Emphasis">AI’s Role in 5G IoT:</text:span> AI can be integrated into IoT systems to optimize performance, making networks self-organizing and self-configurable.</text:p>
        </text:list-item>
        <text:list-item>
          <text:p text:style-name="P32"><text:span text:style-name="Strong_20_Emphasis">Use Cases of AI in IoT:</text:span></text:p>
          <text:list>
            <text:list-item>
              <text:p text:style-name="P32"><text:span text:style-name="Strong_20_Emphasis">Big Data Analytics:</text:span> AI helps process massive datasets generated by IoT devices, optimizing network usage and resource allocation.</text:p>
            </text:list-item>
            <text:list-item>
              <text:p text:style-name="P32"><text:span text:style-name="Strong_20_Emphasis">Healthcare:</text:span> AI-powered IoT enables remote patient monitoring, smart ambulances, and personalized healthcare.</text:p>
            </text:list-item>
            <text:list-item>
              <text:p text:style-name="P32"><text:span text:style-name="Strong_20_Emphasis">Smart Transportation:</text:span> AI and IoT combine to improve traffic management, reduce accidents, and enable autonomous driving.</text:p>
            </text:list-item>
          </text:list>
        </text:list-item>
        <text:list-item>
          <text:p text:style-name="P31"><text:span text:style-name="Strong_20_Emphasis">Intelligent Decision Making:</text:span> AI enables real-time analysis and decision-making, improving the overall efficiency of IoT networks and applications.</text:p>
        </text:list-item>
      </text:list>
      <text:p text:style-name="Horizontal_20_Line"/>
      <text:h text:style-name="Heading_20_3" text:outline-level="3"><text:span text:style-name="Strong_20_Emphasis">Slide 8: Challenges for 5G IoT</text:span></text:h>
      <text:list text:style-name="L17">
        <text:list-item>
          <text:p text:style-name="P34"><text:span text:style-name="Strong_20_Emphasis">Security Challenges:</text:span> IoT systems need robust security measures to protect against unauthorized access and data breaches. Incorporating intelligent systems to detect and mitigate security threats is critical.</text:p>
        </text:list-item>
        <text:list-item>
          <text:p text:style-name="P34"><text:span text:style-name="Strong_20_Emphasis">Scalability and Connectivity:</text:span> As billions of devices connect to the network, 5G must ensure that connectivity remains seamless while maintaining energy efficiency.</text:p>
        </text:list-item>
        <text:list-item>
          <text:p text:style-name="P34"><text:span text:style-name="Strong_20_Emphasis">Energy Consumption:</text:span> IoT devices often have limited power resources. Technologies like narrowband IoT (NB-IoT) focus on minimizing energy use while maintaining performance.</text:p>
        </text:list-item>
        <text:list-item>
          <text:p text:style-name="P33"><text:soft-page-break/><text:span text:style-name="Strong_20_Emphasis">Latency and QoS:</text:span> Ensuring low-latency communication is essential for real-time IoT applications such as autonomous vehicles and telemedicine.</text:p>
        </text:list-item>
      </text:list>
      <text:p text:style-name="Horizontal_20_Line"/>
      <text:h text:style-name="Heading_20_3" text:outline-level="3"><text:span text:style-name="Strong_20_Emphasis">Slide 9: Future Prospects and Conclusion</text:span></text:h>
      <text:list text:style-name="L18">
        <text:list-item>
          <text:p text:style-name="P36"><text:span text:style-name="Strong_20_Emphasis">Future of IoT and 5G:</text:span> The integration of IoT with 5G networks will lead to smarter cities, advanced healthcare, and more efficient industrial systems.</text:p>
        </text:list-item>
        <text:list-item>
          <text:p text:style-name="P36"><text:span text:style-name="Strong_20_Emphasis">AI as a Key Driver:</text:span> AI will continue to drive innovation by enabling predictive analytics, machine learning, and intelligent automation in IoT systems.</text:p>
        </text:list-item>
        <text:list-item>
          <text:p text:style-name="P36"><text:span text:style-name="Strong_20_Emphasis">Continuous Research:</text:span> Ongoing efforts are required to overcome challenges related to scalability, security, and interoperability in 5G IoT systems.</text:p>
        </text:list-item>
        <text:list-item>
          <text:p text:style-name="P35"><text:span text:style-name="Strong_20_Emphasis">Smart Systems for All:</text:span> Ultimately, 5G-enabled IoT systems will enhance quality of life by providing faster, more reliable connectivity, reducing costs, and improving service delivery across sectors</text:p>
        </text:list-item>
      </text:list>
      <text:p text:style-name="Standard"/>
      <text:h text:style-name="Heading_20_3" text:outline-level="3"><text:span text:style-name="Strong_20_Emphasis">Slayt 1: IoT ve 5G'ye Giriş</text:span></text:h>
      <text:p text:style-name="Text_20_body"><text:span text:style-name="Strong_20_Emphasis">Başlık:</text:span> <text:span text:style-name="Emphasis">Nesnelerin İnterneti (IoT) Yeni Nesil Akıllı Sistemler için</text:span></text:p>
      <text:list text:style-name="L19">
        <text:list-item>
          <text:p text:style-name="P38"><text:span text:style-name="Strong_20_Emphasis">IoT'nin Etkisi:</text:span> IoT, cihazların birbirine bağlanması ve kesintisiz iletişim sağlaması sayesinde endüstriler için vazgeçilmez hale geldi.</text:p>
        </text:list-item>
        <text:list-item>
          <text:p text:style-name="P38"><text:span text:style-name="Strong_20_Emphasis">Ana Uygulamalar:</text:span> Akıllı ortamlar, otonom araçlar, e-sağlık ve akıllı evler gibi IoT uygulamaları, yüksek bant genişliği, düşük gecikme ve güçlü veri transfer hızlarına ihtiyaç duyar.</text:p>
        </text:list-item>
        <text:list-item>
          <text:p text:style-name="P38"><text:span text:style-name="Strong_20_Emphasis">5G'nin Rolü:</text:span> Beşinci nesil hücresel ağlar, bu yeni nesil IoT senaryolarını mümkün kılmak için kritik öneme sahiptir. 5G, büyük bağlantı kapasitesini, yüksek veri hızlarını ve ultra düşük gecikmeyi destekler.</text:p>
        </text:list-item>
        <text:list-item>
          <text:p text:style-name="P37"><text:span text:style-name="Strong_20_Emphasis">Gelecek Vizyonu:</text:span> IoT, kullanıcıların sistemlere uzaktan erişim ve kontrol sağlayabileceği, kullanımı kolay bir “tak ve çalıştır” deneyimi sunmayı amaçlar.</text:p>
        </text:list-item>
      </text:list>
      <text:p text:style-name="Horizontal_20_Line"/>
      <text:h text:style-name="Heading_20_3" text:outline-level="3"><text:span text:style-name="Strong_20_Emphasis">Slayt 2: IoT Vizyonu – Her Zaman, Her Yerde, Her Şey</text:span></text:h>
      <text:list text:style-name="L20">
        <text:list-item>
          <text:p text:style-name="P40"><text:span text:style-name="Strong_20_Emphasis">IoT'nin Kökeni:</text:span> "IoT" terimi 1999'da Kevin Ashton tarafından ortaya atıldı. IoT'nin vizyonu, cihazlar arasında daha akıllı sistemler yaratmayı hedefler.</text:p>
        </text:list-item>
        <text:list-item>
          <text:p text:style-name="P40"><text:span text:style-name="Strong_20_Emphasis">Üç Ana Vizyon:</text:span></text:p>
          <text:list>
            <text:list-item>
              <text:p text:style-name="P40"><text:span text:style-name="Strong_20_Emphasis">İnternete Yönelik:</text:span> Cihazlar arasındaki bağlantı ve veri iletimine odaklanır.</text:p>
            </text:list-item>
            <text:list-item>
              <text:p text:style-name="P40"><text:span text:style-name="Strong_20_Emphasis">Nesnelere Yönelik:</text:span> Akıllı, kendi kendine iletişim kurabilen ve tanımlanabilir cihazlar.</text:p>
            </text:list-item>
            <text:list-item>
              <text:p text:style-name="P40"><text:span text:style-name="Strong_20_Emphasis">Bilgiye Yönelik:</text:span> Cihazlardan gelen verilerin nasıl depolanıp organize edileceği ve bu verilerin nasıl kullanılacağı üzerine odaklanır.</text:p>
            </text:list-item>
          </text:list>
        </text:list-item>
        <text:list-item>
          <text:p text:style-name="P39"><text:span text:style-name="Strong_20_Emphasis">IoT'nin Amacı:</text:span> Nihai hedef, her zaman, her yerden ve her şeyle bağlantı kurabilen akıllı cihazlar yaratmaktır.</text:p>
        </text:list-item>
      </text:list>
      <text:p text:style-name="Horizontal_20_Line"/>
      <text:h text:style-name="Heading_20_3" text:outline-level="3"><text:soft-page-break/><text:span text:style-name="Strong_20_Emphasis">Slayt 3: IoT Mimarisi</text:span></text:h>
      <text:list text:style-name="L21">
        <text:list-item>
          <text:p text:style-name="P42"><text:span text:style-name="Strong_20_Emphasis">IoT Mimarisi Bileşenleri:</text:span></text:p>
          <text:list>
            <text:list-item>
              <text:p text:style-name="P42"><text:span text:style-name="Strong_20_Emphasis">Donanım:</text:span> Sensörler, gömülü sistemler ve iletişimi sağlayan arabirimler.</text:p>
            </text:list-item>
            <text:list-item>
              <text:p text:style-name="P42"><text:span text:style-name="Strong_20_Emphasis">Orta Katman (Middleware):</text:span> Veri depolama, analiz ve iletim görevlerini yerine getiren yönetim katmanı.</text:p>
            </text:list-item>
            <text:list-item>
              <text:p text:style-name="P42"><text:span text:style-name="Strong_20_Emphasis">Sunum Katmanı:</text:span> Verilerin kullanıcı dostu bir formatta gösterilmesini sağlar, farklı platformlarla uyumlu hale getirir.</text:p>
            </text:list-item>
          </text:list>
        </text:list-item>
        <text:list-item>
          <text:p text:style-name="P42"><text:span text:style-name="Strong_20_Emphasis">Zorluklar ve Araştırmalar:</text:span></text:p>
          <text:list>
            <text:list-item>
              <text:p text:style-name="P42">IoT mimarisi, ölçeklenebilirlik, enerji verimliliği ve güvenlik sorunlarına çözüm bulmayı hedeflemelidir.</text:p>
            </text:list-item>
            <text:list-item>
              <text:p text:style-name="P42">Mevcut araştırmalar, büyük alanları kapsayan çok aşamalı yönlendirme protokolleri, enerji verimli protokoller ve ağ genişletme için 6LoWPAN gibi çözümler üzerinde yoğunlaşmaktadır.</text:p>
            </text:list-item>
            <text:list-item>
              <text:p text:style-name="P41">Güvenlik, sürekli gelişmekte olan kriptografik protokoller ile sağlanmaya çalışılmaktadır.</text:p>
            </text:list-item>
          </text:list>
        </text:list-item>
      </text:list>
      <text:p text:style-name="Horizontal_20_Line"/>
      <text:h text:style-name="Heading_20_3" text:outline-level="3"><text:span text:style-name="Strong_20_Emphasis">Slayt 4: IoT Fırsatları ve Küresel Projeler</text:span></text:h>
      <text:list text:style-name="L22">
        <text:list-item>
          <text:p text:style-name="P44"><text:span text:style-name="Strong_20_Emphasis">İş ve Araştırma Fırsatları:</text:span> IoT, işletmelere yeni iş modelleri geliştirme ve araştırmacılara disiplinler arası yenilikler keşfetme fırsatları sunar.</text:p>
        </text:list-item>
        <text:list-item>
          <text:p text:style-name="P44"><text:span text:style-name="Strong_20_Emphasis">Küresel Projeler:</text:span> Birçok ülke akıllı IoT projelerini hayata geçirmiştir:</text:p>
          <text:list>
            <text:list-item>
              <text:p text:style-name="P44"><text:span text:style-name="Strong_20_Emphasis">Kanada:</text:span> Akıllı şehir projeleri.</text:p>
            </text:list-item>
            <text:list-item>
              <text:p text:style-name="P44"><text:span text:style-name="Strong_20_Emphasis">Çin:</text:span> Şanghay'da IoT endüstri standartları ve teknolojilerine 100 milyon dolarlık yatırım.</text:p>
            </text:list-item>
            <text:list-item>
              <text:p text:style-name="P44"><text:span text:style-name="Strong_20_Emphasis">Brezilya:</text:span> Akıllı şebeke sistemleri.</text:p>
            </text:list-item>
          </text:list>
        </text:list-item>
        <text:list-item>
          <text:p text:style-name="P44"><text:span text:style-name="Strong_20_Emphasis">Avrupa Birliği Girişimleri:</text:span> AB, güvenlik, ölçeklenebilirlik ve güvenilirlik üzerine yoğunlaşan 33 IoT projesini finanse etmektedir.</text:p>
        </text:list-item>
        <text:list-item>
          <text:p text:style-name="P43"><text:span text:style-name="Strong_20_Emphasis">Temel Faydalar:</text:span> IoT, altyapı, kentsel gelişim, sağlık hizmetleri ve ekonomik büyüme açısından önemli avantajlar sağlar.</text:p>
        </text:list-item>
      </text:list>
      <text:p text:style-name="Horizontal_20_Line"/>
      <text:h text:style-name="Heading_20_3" text:outline-level="3"><text:span text:style-name="Strong_20_Emphasis">Slayt 5: 5G Destekli IoT - Küresel Girişimler</text:span></text:h>
      <text:list text:style-name="L23">
        <text:list-item>
          <text:p text:style-name="P46"><text:span text:style-name="Strong_20_Emphasis">5G'nin IoT'deki Rolü:</text:span> 5G teknolojisi, IoT uygulamaları için kritik bir rol oynamaktadır ve yüksek veri hızları, geniş kapsama alanı ve gerçek zamanlı iletişim sağlar.</text:p>
        </text:list-item>
        <text:list-item>
          <text:p text:style-name="P46"><text:span text:style-name="Strong_20_Emphasis">Küresel 5G Girişimleri:</text:span></text:p>
          <text:list>
            <text:list-item>
              <text:p text:style-name="P46">Uluslararası Mobil Telekomünikasyon (IMT), 2013'te araştırmalara başladı ve 2016'da standartları belirledi.</text:p>
            </text:list-item>
            <text:list-item>
              <text:p text:style-name="P46">Üçüncü Nesil Ortaklık Projesi (3GPP), 5G Radyo Erişim Ağı (RAN) standartlarını geliştirmekten sorumludur.</text:p>
            </text:list-item>
            <text:list-item>
              <text:p text:style-name="P46">Spektrum tahsisleri kritik öneme sahiptir ve farklı IoT kullanım durumlarını desteklemek için düşük, orta ve yüksek bantlar kullanılır.</text:p>
            </text:list-item>
          </text:list>
        </text:list-item>
        <text:list-item>
          <text:p text:style-name="P45"><text:span text:style-name="Strong_20_Emphasis">5G ve Spektrum İhtiyaçları:</text:span> Farklı spektrum bantlarının dengeli bir kombinasyonu, akıllı evlerden otonom araçlara kadar geniş bir IoT uygulama yelpazesini destekleyecektir.</text:p>
        </text:list-item>
      </text:list>
      <text:p text:style-name="Horizontal_20_Line"/>
      <text:h text:style-name="Heading_20_3" text:outline-level="3"><text:soft-page-break/><text:span text:style-name="Strong_20_Emphasis">Slayt 6: 5G IoT'yi Destekleyen Temel Teknolojiler</text:span></text:h>
      <text:list text:style-name="L24">
        <text:list-item>
          <text:p text:style-name="P48"><text:span text:style-name="Strong_20_Emphasis">Taşıyıcı Birleştirme (Carrier Aggregation):</text:span> Birden fazla frekans bandını birleştirerek bant genişliğini artırır, veri hızlarını yükseltir ve ağ tıkanıklığını azaltır.</text:p>
        </text:list-item>
        <text:list-item>
          <text:p text:style-name="P48"><text:span text:style-name="Strong_20_Emphasis">Massive MIMO (M-MIMO):</text:span> Çok sayıda anten kullanarak birden fazla veri akışı iletir, veri kapasitesini artırır ve ağ güvenilirliğini iyileştirir.</text:p>
        </text:list-item>
        <text:list-item>
          <text:p text:style-name="P48"><text:span text:style-name="Strong_20_Emphasis">Koordine Çok Noktalı İşleme (CoMP):</text:span> Hücre kenarlarında veri alımını iyileştirir, birden fazla baz istasyonunu koordine ederek parazitleri azaltır.</text:p>
        </text:list-item>
        <text:list-item>
          <text:p text:style-name="P48"><text:span text:style-name="Strong_20_Emphasis">Cihazdan Cihaza İletişim (D2D):</text:span> Cihazların baz istasyonuna geçmeden doğrudan iletişim kurmasını sağlar, kısa mesafeli IoT ağlarının verimliliğini artırır.</text:p>
        </text:list-item>
        <text:list-item>
          <text:p text:style-name="P47"><text:span text:style-name="Strong_20_Emphasis">Heterojen Ağlar (HetNets):</text:span> Farklı türde hücreler (makro, mikro, femto) kullanarak kapsama alanını artırır, veri kapasitesini yükseltir ve enerji verimliliğini sağlar.</text:p>
        </text:list-item>
      </text:list>
      <text:p text:style-name="Horizontal_20_Line"/>
      <text:h text:style-name="Heading_20_3" text:outline-level="3"><text:span text:style-name="Strong_20_Emphasis">Slayt 7: 5G IoT ve Yapay Zeka</text:span></text:h>
      <text:list text:style-name="L25">
        <text:list-item>
          <text:p text:style-name="P50"><text:span text:style-name="Strong_20_Emphasis">Yapay Zeka'nın 5G IoT'deki Rolü:</text:span> Yapay zeka, IoT sistemlerinin performansını optimize ederek ağların kendi kendini organize etmesini ve yapılandırmasını sağlar.</text:p>
        </text:list-item>
        <text:list-item>
          <text:p text:style-name="P50"><text:span text:style-name="Strong_20_Emphasis">IoT'deki Yapay Zeka Uygulamaları:</text:span></text:p>
          <text:list>
            <text:list-item>
              <text:p text:style-name="P50"><text:span text:style-name="Strong_20_Emphasis">Büyük Veri Analitiği:</text:span> Yapay zeka, IoT cihazları tarafından üretilen büyük veri kümelerini analiz ederek ağ kullanımını ve kaynak tahsisini optimize eder.</text:p>
            </text:list-item>
            <text:list-item>
              <text:p text:style-name="P50"><text:span text:style-name="Strong_20_Emphasis">Sağlık Hizmetleri:</text:span> Yapay zeka destekli IoT, uzaktan hasta takibi, akıllı ambulanslar ve kişiselleştirilmiş sağlık hizmetleri sağlar.</text:p>
            </text:list-item>
            <text:list-item>
              <text:p text:style-name="P50"><text:span text:style-name="Strong_20_Emphasis">Akıllı Ulaşım:</text:span> Yapay zeka ve IoT, trafik yönetimini iyileştirir, kazaları azaltır ve otonom sürüşe olanak tanır.</text:p>
            </text:list-item>
          </text:list>
        </text:list-item>
        <text:list-item>
          <text:p text:style-name="P49"><text:span text:style-name="Strong_20_Emphasis">Akıllı Karar Verme:</text:span> Yapay zeka, gerçek zamanlı analiz ve karar alma süreçlerini geliştirir, IoT ağlarının ve uygulamalarının genel verimliliğini artırır.</text:p>
        </text:list-item>
      </text:list>
      <text:p text:style-name="Horizontal_20_Line"/>
      <text:h text:style-name="Heading_20_3" text:outline-level="3"><text:span text:style-name="Strong_20_Emphasis">Slayt 8: 5G IoT'nin Zorlukları</text:span></text:h>
      <text:list text:style-name="L26">
        <text:list-item>
          <text:p text:style-name="P52"><text:span text:style-name="Strong_20_Emphasis">Güvenlik Zorlukları:</text:span> IoT sistemlerinin, yetkisiz erişim ve veri ihlallerine karşı güçlü güvenlik önlemlerine ihtiyacı vardır. Güvenlik tehditlerini tespit ve hafifletmek için akıllı sistemler entegrasyonu önemlidir.</text:p>
        </text:list-item>
        <text:list-item>
          <text:p text:style-name="P52"><text:span text:style-name="Strong_20_Emphasis">Ölçeklenebilirlik ve Bağlantı:</text:span> Milyarlarca cihaz ağa bağlandıkça, 5G, bağlantının kesintisiz kalmasını ve enerji verimliliğini korumayı sağlamalıdır.</text:p>
        </text:list-item>
        <text:list-item>
          <text:p text:style-name="P52"><text:span text:style-name="Strong_20_Emphasis">Enerji Tüketimi:</text:span> IoT cihazları genellikle sınırlı enerji kaynaklarına sahiptir. Narrowband IoT (NB-IoT) gibi teknolojiler, enerji kullanımını en aza indirirken performansı korumaya odaklanır.</text:p>
        </text:list-item>
        <text:list-item>
          <text:p text:style-name="P51"><text:span text:style-name="Strong_20_Emphasis">Gecikme ve QoS:</text:span> Gerçek zamanlı IoT uygulamaları için düşük gecikme süresinin sağlanması, otonom araçlar ve tele-tıp gibi alanlarda kritik öneme sahiptir.</text:p>
        </text:list-item>
      </text:list>
      <text:p text:style-name="Horizontal_20_Line"/>
      <text:h text:style-name="Heading_20_3" text:outline-level="3"><text:span text:style-name="Strong_20_Emphasis">Slayt 9: Gelecek Perspektifleri ve Sonuç</text:span></text:h>
      <text:list text:style-name="L27">
        <text:list-item>
          <text:p text:style-name="P54"><text:span text:style-name="Strong_20_Emphasis">IoT ve 5G'nin Geleceği:</text:span> IoT'nin 5G ağlarıyla entegrasyonu, daha akıllı şehirler, gelişmiş sağlık hizmetleri ve daha verimli endüstriyel sistemler yaratacaktır.</text:p>
        </text:list-item>
        <text:list-item>
          <text:p text:style-name="P54"><text:soft-page-break/><text:span text:style-name="Strong_20_Emphasis">Yapay Zeka Ana Sürücü Olarak:</text:span> Yapay zeka, öngörüsel analizler, makine öğrenimi ve akıllı otomasyon sağlayarak yeniliklerin devamını getirecektir.</text:p>
        </text:list-item>
        <text:list-item>
          <text:p text:style-name="P54"><text:span text:style-name="Strong_20_Emphasis">Sürekli Araştırma:</text:span> 5G IoT sistemlerinde ölçeklenebilirlik, güvenlik ve birlikte çalışabilirlik ile ilgili zorlukları aşmak için sürekli çaba sarf edilmesi gerekmektedir.</text:p>
        </text:list-item>
        <text:list-item>
          <text:p text:style-name="P53"><text:span text:style-name="Strong_20_Emphasis">Herkes İçin Akıllı Sistemler:</text:span> Sonuç olarak, 5G destekli IoT sistemleri, daha hızlı ve güvenilir bağlantı sağlayarak maliyetleri düşürecek ve hizmet kalitesini artıracaktır.</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6T23:35:31.387000000</meta:creation-date>
    <dc:date>2024-10-17T00:04:02.670000000</dc:date>
    <meta:editing-duration>PT5M43S</meta:editing-duration>
    <meta:editing-cycles>2</meta:editing-cycles>
    <meta:generator>LibreOffice/7.5.2.2$Windows_X86_64 LibreOffice_project/53bb9681a964705cf672590721dbc85eb4d0c3a2</meta:generator>
    <meta:document-statistic meta:table-count="0" meta:image-count="1" meta:object-count="0" meta:page-count="9" meta:paragraph-count="181" meta:word-count="2417" meta:character-count="17183" meta:non-whitespace-character-count="15070"/>
  </office:meta>
</office:document-meta>
</file>